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export/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7b3b90fe11fbeae31a5feb14ccb06ffcb17b0259d1ce9a837a4b46d5e62c1f17?nocache=1" office:name=""><text:span text:style-name="Definition">[VT Scan]</text:span></text:a> - ODT file: <text:a xlink:type="simple" xlink:href="https://www.virustotal.com/gui/file/f8aa13c29fff848417f358ff99f3e06a7d088fdd211550853220a9a2c013c19a?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40:25Z</meta:creation-date>
    <dc:date>2023-08-09T17:40:25Z</dc:date>
  </office:meta>
</office:document-meta>
</file>